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1pt" style:font-size-asian="11pt" style:font-size-complex="11pt"/>
    </style:style>
    <style:style style:name="P2" style:family="paragraph" style:parent-style-name="Preformatted_20_Text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style:font-name="Courier New" fo:font-size="11pt" style:font-size-asian="11pt" style:font-size-complex="11pt"/>
    </style:style>
    <style:style style:name="P4" style:family="paragraph" style:parent-style-name="Preformatted_20_Text">
      <style:paragraph-properties fo:margin-top="0in" fo:margin-bottom="0.196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in' Down The Road Feelin' Bad</text:p>
      <text:p text:style-name="P1">Traditional</text:p>
      <text:p text:style-name="P1"/>
      <text:p text:style-name="P3">e---------------------------------- </text:p>
      <text:p text:style-name="P3">B---------------------------------- </text:p>
      <text:p text:style-name="P3">G---------------------------------- </text:p>
      <text:p text:style-name="P3">D-----------------2---------------- </text:p>
      <text:p text:style-name="P3">A-----------2--4-----4--2---------- </text:p>
      <text:p text:style-name="P3">E--0---2h4-----------------4p2--0-- </text:p>
      <text:p text:style-name="P3"/>
      <text:p text:style-name="P3">E <text:s/>Riff <text:s text:c="11"/></text:p>
      <text:p text:style-name="P3">e--------------------------------</text:p>
      <text:p text:style-name="P3">B--------------------------------</text:p>
      <text:p text:style-name="P3">G-------------------------------- </text:p>
      <text:p text:style-name="P3">D-----------------2-------------- </text:p>
      <text:p text:style-name="P3">A-----------2--4-----4--2-----0-- </text:p>
      <text:p text:style-name="P3">E--0---2h4-----------------4----- </text:p>
      <text:p text:style-name="P1"/>
      <text:p text:style-name="P1">Goin' down the road feelin' bad. <text:s text:c="7"/>A <text:s text:c="26"/>E</text:p>
      <text:p text:style-name="P1">Goin' down the road feelin' bad.</text:p>
      <text:p text:style-name="P1">A <text:s text:c="26"/>E <text:s text:c="6"/>C#m</text:p>
      <text:p text:style-name="P1">Goin' down the road feelin' bad.</text:p>
      <text:p text:style-name="P1">E <text:s text:c="17"/>B <text:s text:c="13"/>E</text:p>
      <text:p text:style-name="P1">I don't want to be treated this a-way.</text:p>
      <text:p text:style-name="P1"/>
      <text:p text:style-name="P1">Goin' where the climate suits my clothes.</text:p>
      <text:p text:style-name="P1">Goin' where the climate suits my clothes.</text:p>
      <text:p text:style-name="P1">Goin' where the climate suits my clothes.</text:p>
      <text:p text:style-name="P1">I don't want to be treated this a-way.</text:p>
      <text:p text:style-name="P1"/>
      <text:p text:style-name="P1">Goin' down the road feelin' bad.</text:p>
      <text:p text:style-name="P1">Goin' down the road feelin' bad.</text:p>
      <text:p text:style-name="P1">Goin' down the road feelin' bad.</text:p>
      <text:p text:style-name="P1">I don't want to be treated this a-way.</text:p>
      <text:p text:style-name="P1"/>
      <text:p text:style-name="P1">Goin' where the water tastes like wine.</text:p>
      <text:p text:style-name="P1">Goin' where the water tastes like wine.</text:p>
      <text:p text:style-name="P1">Goin' where the water tastes like wine.</text:p>
      <text:p text:style-name="P1">I don't want to be treated this a-way.</text:p>
      <text:p text:style-name="P1"/>
      <text:p text:style-name="P1">Goin' down the road feelin' bad.</text:p>
      <text:p text:style-name="P1">Goin' down the road feelin' bad.</text:p>
      <text:p text:style-name="P1">Goin' down the road feelin' bad.</text:p>
      <text:p text:style-name="P1">I don't want to be treated this a-way.</text:p>
      <text:p text:style-name="P1"/>
      <text:p text:style-name="P1">Goin' where the chilly winds don't blow.</text:p>
      <text:p text:style-name="P1">Goin' where the chilly winds don't blow.</text:p>
      <text:p text:style-name="P1">Goin' where those chilly winds don't blow.</text:p>
      <text:p text:style-name="P1">I don't want to be treated this a-way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UMing H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Dowd</meta:initial-creator>
    <meta:creation-date>2011-06-04T14:01:30</meta:creation-date>
    <dc:date>2011-06-04T14:04:17</dc:date>
    <dc:creator>Sean Dowd</dc:creator>
    <meta:editing-duration>PT2M48S</meta:editing-duration>
    <meta:editing-cycles>2</meta:editing-cycles>
    <meta:generator>LibreOffice/3.3$Linux LibreOffice_project/330m19$Build-202</meta:generator>
    <meta:printed-by>Sean Dowd</meta:printed-by>
    <meta:print-date>2011-06-04T14:04:07</meta:print-date>
    <meta:document-statistic meta:table-count="0" meta:image-count="0" meta:object-count="0" meta:page-count="1" meta:paragraph-count="41" meta:word-count="212" meta:character-count="1468"/>
  </office:meta>
</office:document-meta>
</file>